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40c39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paragraph-rsid="00140c39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40c3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URS Collaboration Proposal Form</text:span></text:span><text:line-break/><text:span text:style-name="Emphasis">URS Collaboration Agreement</text:span></text:p>
      <text:h text:style-name="Heading_20_3" text:outline-level="3"><text:span text:style-name="Strong_20_Emphasis">Section 1: Entity and Contact Information</text:span></text:h>
      <text:p text:style-name="Text_20_body"><text:span text:style-name="Strong_20_Emphasis">Organization / Individual Name:</text:span><text:span text:style-name="Strong_20_Emphasis"><text:span text:style-name="T2">___________________________________</text:span></text:span></text:p>
      <text:p text:style-name="Text_20_body"><text:span text:style-name="Strong_20_Emphasis">Primary Contact Name:</text:span><text:span text:style-name="Strong_20_Emphasis"><text:span text:style-name="T2">__________________________________________</text:span></text:span></text:p>
      <text:p text:style-name="Text_20_body"><text:span text:style-name="Strong_20_Emphasis">Email Address:</text:span><text:span text:style-name="Strong_20_Emphasis"><text:span text:style-name="T2">_________________________________________________</text:span></text:span></text:p>
      <text:p text:style-name="Text_20_body"><text:span text:style-name="Strong_20_Emphasis">Phone Number:</text:span><text:span text:style-name="Strong_20_Emphasis"><text:span text:style-name="T2">_________________________________________________</text:span></text:span></text:p>
      <text:p text:style-name="Text_20_body"><text:span text:style-name="Strong_20_Emphasis">Address:</text:span><text:span text:style-name="Strong_20_Emphasis"><text:span text:style-name="T2">________________________________________________________________________________________________________________________________________________________</text:span></text:span></text:p>
      <text:p text:style-name="Text_20_body"><text:span text:style-name="Strong_20_Emphasis">Website (if applicable):</text:span><text:span text:style-name="Strong_20_Emphasis"><text:span text:style-name="T2">___________________________________________</text:span></text:span></text:p>
      <text:p text:style-name="Horizontal_20_Line"/>
      <text:h text:style-name="Heading_20_3" text:outline-level="3"><text:span text:style-name="Strong_20_Emphasis">Section 2: Area of Proposed Collaboration</text:span></text:h>
      <text:p text:style-name="Text_20_body">(Check all that apply)</text:p>
      <text:p text:style-name="Text_20_body">☐ Quantum Simulation<text:line-break/>☐ Hardware Integration (QPU / Classical Interface)<text:line-break/>☐ Theoretical Development<text:line-break/>☐ Investment / Funding<text:line-break/>☐ Data Infrastructure or Visualization<text:line-break/>☐ Legal / IP Stewardship<text:line-break/>☐ Outreach / Educational Materials<text:line-break/>☐ Other: _______________________________________</text:p>
      <text:p text:style-name="Horizontal_20_Line"/>
      <text:h text:style-name="Heading_20_3" text:outline-level="3"><text:span text:style-name="Strong_20_Emphasis">Section 3: Description of Contribution</text:span></text:h>
      <text:p text:style-name="Text_20_body"><text:span text:style-name="Strong_20_Emphasis">Summary (300–500 words):</text:span><text:span text:style-name="Strong_20_Emphasis"><text:span text:style-name="T2">­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span></text:p>
      <text:p text:style-name="P4"><text:span text:style-name="Strong_20_Emphasis"><text:span text:style-name="T2">(Can be uploaded as companion document.) </text:span></text:span></text:p>
      <text:h text:style-name="Heading_20_3" text:outline-level="3"><text:soft-page-break/><text:span text:style-name="Strong_20_Emphasis"/></text:h>
      <text:h text:style-name="Heading_20_3" text:outline-level="3"/>
      <text:h text:style-name="P1" text:outline-level="3"><text:span text:style-name="Strong_20_Emphasis">Section 4: Resource Commitment</text:span></text:h>
      <text:p text:style-name="P4"><text:span text:style-name="Strong_20_Emphasis">Resources to be contributed:</text:span><text:line-break/>☐ Personnel (researchers, engineers, etc.)<text:line-break/>☐ Computing power / cloud services<text:line-break/>☐ Laboratory access / testing equipment<text:line-break/>☐ Existing software or algorithms<text:line-break/>☐ Funding (grant, equity, or donation)<text:line-break/>☐ Other: _______________________________________</text:p>
      <text:p text:style-name="Text_20_body"><text:span text:style-name="Strong_20_Emphasis">Estimated start date:</text:span><text:span text:style-name="Strong_20_Emphasis"><text:span text:style-name="T2">_____/_____/_____</text:span></text:span></text:p>
      <text:p text:style-name="Horizontal_20_Line"/>
      <text:p text:style-name="Text_20_body"><text:span text:style-name="Strong_20_Emphasis">Estimated duration or timeline:</text:span><text:span text:style-name="Strong_20_Emphasis"><text:span text:style-name="T2">_____________________________________</text:span></text:span></text:p>
      <text:p text:style-name="Horizontal_20_Line"/>
      <text:h text:style-name="Heading_20_3" text:outline-level="3"><text:span text:style-name="Strong_20_Emphasis">Section 5: IP, Profit-Sharing and Equity </text:span></text:h>
      <text:p text:style-name="Text_20_body"><text:span text:style-name="Strong_20_Emphasis">Preferred monetization model:</text:span><text:line-break/>☐ Profit-sharing only (<text:span text:style-name="T2">Terms to be negotiated</text:span>)<text:line-break/>☐ Equity-based stake in joint venture or URS C-Corp<text:line-break/>☐ License fee or royalty model<text:line-break/>☐ Open-source / academic collaboration only<text:line-break/>☐ Other: _______________________________________</text:p>
      <text:p text:style-name="Horizontal_20_Line"/>
      <text:h text:style-name="Heading_20_3" text:outline-level="3"><text:span text:style-name="Strong_20_Emphasis">Section 6: Acknowledgment of URS Ethos</text:span></text:h>
      <text:p text:style-name="Text_20_body">By signing this form, I confirm that:</text:p>
      <text:list text:style-name="L1">
        <text:list-item>
          <text:p text:style-name="P2">I have read and understood the <text:span text:style-name="Strong_20_Emphasis">URS Mission &amp; Ethos Statement</text:span>.</text:p>
        </text:list-item>
        <text:list-item>
          <text:p text:style-name="P2">I agree not to engage in weaponization, misuse, <text:s/>URS-derived knowledge.</text:p>
        </text:list-item>
        <text:list-item>
          <text:p text:style-name="P2">I agree to abide by the <text:span text:style-name="Strong_20_Emphasis">URS Collaboration Agreement</text:span> in full, including IP protections and validation responsibilities.</text:p>
        </text:list-item>
        <text:list-item>
          <text:p text:style-name="P2">I understand that submission does not constitute approval and that URS reserves the right to decline any proposal not aligned with its values.</text:p>
        </text:list-item>
      </text:list>
      <text:p text:style-name="Horizontal_20_Line"/>
      <text:p text:style-name="Text_20_body"><text:span text:style-name="Strong_20_Emphasis">Printed Name:</text:span> ________________________________________</text:p>
      <text:p text:style-name="Text_20_body"><text:span text:style-name="Strong_20_Emphasis">Signature:</text:span> ____________________________________________</text:p>
      <text:p text:style-name="Text_20_body"><text:span text:style-name="Strong_20_Emphasis">Date:</text:span> ____/______/_________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00:17:45.839093831</meta:creation-date>
    <dc:date>2025-06-01T00:30:02.211082209</dc:date>
    <meta:editing-duration>PT14S</meta:editing-duration>
    <meta:editing-cycles>1</meta:editing-cycles>
    <meta:document-statistic meta:table-count="0" meta:image-count="0" meta:object-count="0" meta:page-count="2" meta:paragraph-count="29" meta:word-count="259" meta:character-count="2880" meta:non-whitespace-character-count="2652"/>
    <meta:generator>LibreOffice/24.2.7.2$Linux_X86_64 LibreOffice_project/420$Build-2</meta:generator>
  </office:meta>
</office:document-meta>
</file>